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alyzer.getPreviousToke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lyzer.reusable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lyzer.getPositionIncrementGap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lyzer.setPreviousTokenStream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